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15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13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14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14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14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14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13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14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14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14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14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14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14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14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14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14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14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14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14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14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14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14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14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14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14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14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14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14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14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14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14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14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14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15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14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14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14:59:33.44</dc:date>
    <meta:editing-duration>PT4H54M5S</meta:editing-duration>
    <meta:editing-cycles>13</meta:editing-cycles>
    <meta:generator>LibreOffice/3.3$Win32 LibreOffice_project/330m19$Build-6</meta:generator>
    <meta:document-statistic meta:object-count="404"/>
  </office:meta>
</office:document-meta>
</file>